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 style:list-style-name="L3"/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Demonstration #1</text:p>
      <text:p text:style-name="Subtitle">Developed by DMSTEX (<text:a xlink:type="simple" xlink:href="http://dmstex.com/">http://dmstex.com</text:a>)</text:p>
      <text:p text:style-name="P1"/>
      <text:h text:style-name="Heading_20_1" text:outline-level="1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Introduction:<text:tab/>1</text:p>
          <text:p text:style-name="P8">Exercise #1: Basic Generation<text:tab/>1</text:p>
          <text:p text:style-name="P8">Exercise #2: Sequences and Surrogate Primary Keys<text:tab/>3</text:p>
          <text:p text:style-name="P8">Exercise #3: Indexed Foreign Keys and Natural Keys<text:tab/>4</text:p>
          <text:p text:style-name="P8">Exercise #4: Natural Key Updatable Views<text:tab/>5</text:p>
          <text:p text:style-name="P8">Exercise #5: Full Path Hierarchy Data<text:tab/>7</text:p>
          <text:p text:style-name="P8">Exercise #6: Enforced Descrete Domains<text:tab/>8</text:p>
          <text:p text:style-name="P8">Exercise #7: Enforced Case Folding<text:tab/>9</text:p>
          <text:p text:style-name="P8">Exercise #8: Full Procedural APIs<text:tab/>10</text:p>
          <text:p text:style-name="P8">Exercise #9: Custom Check Constraints<text:tab/>14</text:p>
        </text:index-body>
      </text:table-of-content>
      <text:p text:style-name="Standard"/>
      <text:h text:style-name="Heading_20_1" text:outline-level="1">Introduction:</text:h>
      <text:p text:style-name="Standard"/>
      <text:p text:style-name="Standard">The set of exercises in this demonstration is focused on basic DTGen functionality. <text:s/>All functionality in this demonstration is available through both command line and graphical user interface (GUI) forms. <text:s/>For simplicity in understanding the under-lying workings of DTGen, this demonstration is conducted entirely by command-line. <text:s/>(No GUIs will be injured during the execution of this demonstration.)</text:p>
      <text:p text:style-name="Standard"/>
      <text:p text:style-name="Standard">This demonstration directory contains several exercises. The exercises are numbered and must be executed in sequential order. <text:s/>The demo users must be created with the "create_demo_users.sql" script in the parent directory before the first exercise is run. <text:s/>The demo users must be dropped with the "drop_demo_users.sql" script before the "create_demo_users.sql" script can be re-used. <text:s/>Th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ready to generate code.<text:line-break/></text:p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/>
      <text:p text:style-name="Standard">Based on Oracle's demobld.sql script, this exercise implements the EMP and DEPT tables using DTGen. <text:s/>The script for this exercise performs the following functions:</text:p>
      <text:p text:style-name="Standard"><text:soft-page-break/></text:p>
      <text:list xml:id="list39386945" text:style-name="L1">
        <text:list-item>
          <text:p text:style-name="P4">Removes any old DEMO1 Items from DTGEN</text:p>
        </text:list-item>
        <text:list-item>
          <text:p text:style-name="P4">Creates new DEMO1 Items in DTGEN</text:p>
        </text:list-item>
        <text:list-item>
          <text:p text:style-name="P4">Generates the DEMO1 Application in DTGEN</text:p>
        </text:list-item>
        <text:list-item>
          <text:p text:style-name="P4">Creates the "install_db.sql" script</text:p>
        </text:list-item>
        <text:list-item>
          <text:p text:style-name="P4">Runs the "install_db.sql" script</text:p>
        </text:list-item>
        <text:list-item>
          <text:p text:style-name="P4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 Schema from DTGEN</text:p>
      <text:p text:style-name="Literal">create a DEMO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application generated by DTGen. <text:s/>This <text:soft-page-break/>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698 BLAKE <text:s text:c="11"/>MANAGER <text:s text:c="9"/>7839 01-MAY-81 <text:s text:c="2"/>28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902 FORD <text:s text:c="12"/>ANALYST <text:s text:c="9"/>7566 03-DEC-81 <text:s text:c="2"/>3000 <text:s text:c="8"/>20</text:p>
      <text:p text:style-name="Literal"><text:s text:c="6"/>7788 SCOTT <text:s text:c="11"/>ANALYST <text:s text:c="9"/>7566 09-DEC-82 <text:s text:c="2"/>3000 <text:s text:c="8"/>20</text:p>
      <text:p text:style-name="Literal"><text:s text:c="6"/>7876 ADAMS <text:s text:c="11"/>CLERK <text:s text:c="11"/>7788 12-JAN-83 <text:s text:c="2"/>1100 <text:s text:c="8"/>20</text:p>
      <text:p text:style-name="Literal"><text:s text:c="6"/>7369 SMITH <text:s text:c="11"/>CLERK <text:s text:c="11"/>7902 17-DEC-80 <text:s text:c="3"/>8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844 TURNER <text:s text:c="10"/>SALESMAN <text:s text:c="8"/>7698 08-SEP-81 <text:s text:c="2"/>1500 <text:s text:c="8"/>30</text:p>
      <text:p text:style-name="Literal"><text:s text:c="6"/>7654 MARTIN <text:s text:c="10"/>SALESMAN <text:s text:c="8"/>7698 28-SEP-81 <text:s text:c="2"/>125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499 ALLEN <text:s text:c="11"/>SALESMAN <text:s text:c="8"/>7698 20-FEB-81 <text:s text:c="2"/>1600 <text:s text:c="8"/>3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Standard"/>
      <text:p text:style-name="Standard">With the completion of exercise 1, a new application was defined in DTGen, generated, and loaded into the database.</text:p>
      <text:p text:style-name="P2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/>
      <text:p text:style-name="P2">Exercise #2 does not modify the database. <text:s/>This exercise can be repeated without problem.</text:p>
      <text:p text:style-name="P2"/>
      <text:p text:style-name="Standard"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<text:soft-page-break/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1"/>MGR_EMP_ID <text:s text:c="3"/>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EPT_ID" is a foreign key to "ID" in the DEPT table. <text:s/>Also, "MGR_EMP_ID" is a foriegn key to "ID" in the EMP table. <text:s/>These surrogate keys are used to maintain referential integrity across foreign keys.</text:p>
      <text:p text:style-name="P2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NK <text:s text:c="17"/>Natural key sequence number for this column. <text:s/>Implies this</text:p>
      <text:p text:style-name="Literal"><text:s text:c="20"/>column requires data (not null).</text:p>
      <text:p text:style-name="Literal"><text:soft-page-break/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Natural Key Updatable View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referenced using the natural key of the foriegn key table. <text:s/>(In reality, all foreign keys reference the surrogate/primary key from the foreign key table. <text:s/>The active view automatically translates the natural key.)</text:p>
      <text:p text:style-name="Standard"/>
      <text:p text:style-name="Standard">In the original scott/tiger dmobld.sql script, DEPTNO was an implied foreign key from the EMP table to the DEPT table. <text:s/>(No foreign keys were actually created in that script.) <text:s/>In exercise #1, DEPTNO was identified as the natural key for the DEPT table. <text:s/>DTGen then produced the EMP_ACT active view with the foreign surrogate key DEPT_ID and the foreign natural key <text:soft-page-break/>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/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><text:soft-page-break/></text:p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7788 SCOTT <text:s text:c="11"/>ANALYST <text:s text:c="9"/>8156 09-DEC-82 <text:s text:c="2"/>3000 <text:s text:c="8"/>40</text:p>
      <text:p text:style-name="Literal"/>
      <text:p text:style-name="Literal">4 rows selected.</text:p>
      <text:p text:style-name="Standard"/>
      <text:h text:style-name="Heading_20_1" text:outline-level="1">Exercise #5: Full Path Hierarchy Data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The EMP table has a self-referencing foreign key. <text:s/>It is the relationship between employees and managers. <text:s/>Since managers are also employees, they have managers as well, with the exception of 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mgr_id_path, mgr_emp_id, id, ename,</text:p>
      <text:p text:style-name="Literal"><text:s text:c="2"/>2 <text:s/><text:tab/> <text:s text:c="3"/>emp_dml.get_mgr_id_path(id) get_mgr_id_path</text:p>
      <text:p text:style-name="Literal"><text:s text:c="2"/>3 <text:s text:c="2"/>from <text:s/>emp_act where ename = 'SMITH';</text:p>
      <text:p text:style-name="Literal"/>
      <text:p text:style-name="Literal">MGR_ID_PATH <text:s text:c="9"/>MGR_EMP_ID <text:s text:c="8"/>ID ENAME <text:s text:c="11"/>GET_MGR_ID_PATH</text:p>
      <text:p text:style-name="Literal">-------------------- ---------- ---------- ---------------- --------------------</text:p>
      <text:p text:style-name="Literal">1:2:5 <text:s text:c="24"/>5 <text:s text:c="9"/>6 SMITH <text:s text:c="11"/>1:2:5</text:p>
      <text:p text:style-name="Literal"/>
      <text:p text:style-name="Literal">1 row selected.</text:p>
      <text:p text:style-name="Standard"/>
      <text:p text:style-name="Standard"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<text:soft-page-break/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/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Enforced Descrete Domains</text:h>
      <text:h text:style-name="Heading_20_3" text:outline-level="3">Command Line:</text:h>
      <text:p text:style-name="Literal">sqlplus /nolog @e6</text:p>
      <text:p text:style-name="Standard"/>
      <text:p text:style-name="P2">Exercise #6 does not modify the database. <text:s/>This exercise can be repeated without problem.</text:p>
      <text:p text:style-name="P2"/>
      <text:p text:style-name="Standard">Unlike the original scott/tiger dmobld.sql from Oracle, this demo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likely to change, or in applications that can easliy be re-generated with new domain values.</text:p>
      <text:p text:style-name="Standard"/>
      <text:p text:style-name="Literal">SQL&gt; </text:p>
      <text:p text:style-name="Literal">SQL&gt; -- Attempt to alter SMITH's job incorrectly</text:p>
      <text:p text:style-name="Literal">SQL&gt; update emp_act</text:p>
      <text:p text:style-name="Literal"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</text:p>
      <text:p text:style-name="Literal">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<text:soft-page-break/>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  <text:h text:style-name="Heading_20_1" text:outline-level="1">Exercise #7: Enforced Case Folding</text:h>
      <text:h text:style-name="Heading_20_3" text:outline-level="3">Command Line:</text:h>
      <text:p text:style-name="Literal">sqlplus /nolog @e7</text:p>
      <text:p text:style-name="Standard"/>
      <text:p text:style-name="P2">Exercise #7 does not modify the database. <text:s/>This exercise can be repeated without problem.</text:p>
      <text:p text:style-name="P2"/>
      <text:p text:style-name="Standard">Enforced case folding has 2 options. <text:s/>The option is selected based on the PL/SQL boolean variable FOLD_STRINGS in the GLOB package. <text:s/>This exercise will work with SMITH.</text:p>
      <text:p text:style-name="Standard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TRUE, any case problems are repaired.</text:p>
      <text:p text:style-name="Standard"/>
      <text:p text:style-name="Literal">glob.fold_strings := TRU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FALSE, any case problems result in an exception being raised.</text:p>
      <text:p text:style-name="Standard"/>
      <text:p text:style-name="Literal">glob.fold_strings := FALS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oft-page-break/><text:s text:c="2"/>3 <text:s text:c="2"/>where empno = 7369;</text:p>
      <text:p text:style-name="Literal">update emp_act</text:p>
      <text:p text:style-name="Literal"><text:s text:c="7"/>*</text:p>
      <text:p text:style-name="Literal">ERROR at line 1:</text:p>
      <text:p text:style-name="Literal">ORA-20003: emp_tab.check_rec(): ename must be upp</text:p>
      <text:p text:style-name="Literal">er case.</text:p>
      <text:p text:style-name="Literal">ORA-06512: at "DTGEN_DB_DEMO.EMP_TAB", line 33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current default setting for FOLD_STRINGS is TRUE.</text:p>
      <text:h text:style-name="Heading_20_1" text:outline-level="1">Exercise #8: Full Procedural APIs</text:h>
      <text:h text:style-name="Heading_20_3" text:outline-level="3">Command Line:</text:h>
      <text:p text:style-name="Literal">sqlplus /nolog @e8</text:p>
      <text:p text:style-name="Standard"/>
      <text:p text:style-name="P2">Exercise #8 modifies the database. <text:s/>The "drop_demo_users.sql", "create_demo_users.sql", "e1.sql", and "e4.sql" scripts must be used to reset the database before re-running this exercise.</text:p>
      <text:p text:style-name="P3"/>
      <text:p text:style-name="P3">The EMP_DML package contains a set of APIs tailored to the EMP table. <text:s/>Each table generated by DTGen will have a matching "DML" package that contains APIs for use in the applications. <text:s/>In exercise #5, the "get_mgr_id_path", "get_mgr_nk_path", and "get_id" APIs were briefly introduced. <text:s/>SMITH will again be the target of this exercise.</text:p>
      <text:p text:style-name="P3"/>
      <text:p text:style-name="Literal">SQL&gt; </text:p>
      <text:p text:style-name="Literal">SQL&gt; select ename, id, empno, mgr_id_path, mgr_nk_path</text:p>
      <text:p text:style-name="Literal"><text:s text:c="2"/>2 <text:s text:c="3"/>from emp_act where empno = 7369;</text:p>
      <text:p text:style-name="Literal"/>
      <text:p text:style-name="Literal">ENAME <text:s text:c="13"/>ID <text:s/>EMPNO MGR_ID_PATH <text:s text:c="9"/>MGR_NK_PATH</text:p>
      <text:p text:style-name="Literal">---------------- ---- ------ -------------------- ------------------------------</text:p>
      <text:p text:style-name="Literal">SMITH <text:s text:c="14"/>6 <text:s text:c="2"/>7369 1:2:5 <text:s text:c="15"/>7839:7566:7902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id(7369) id, emp_dml.get_nk(6) empno,</text:p>
      <text:p text:style-name="Literal"><text:s text:c="2"/>2 <text:s text:c="8"/>emp_dml.get_mgr_id_path(6) mgr_id_path,</text:p>
      <text:p text:style-name="Literal"><text:s text:c="2"/>3 <text:s text:c="8"/>emp_dml.get_mgr_nk_path(6) mgr_nk_path</text:p>
      <text:p text:style-name="Literal"><text:s text:c="2"/>4 <text:s text:c="3"/>from dual;</text:p>
      <text:p text:style-name="Literal"/>
      <text:p text:style-name="Literal"><text:s text:c="2"/>ID <text:s/>EMPNO MGR_ID_PATH <text:s text:c="9"/>MGR_NK_PATH</text:p>
      <text:p text:style-name="Literal">---- ------ -------------------- ------------------------------</text:p>
      <text:p text:style-name="Literal"><text:s text:c="3"/>6 <text:s text:c="2"/>7369 1:2:5 <text:s text:c="15"/>7839:7566:7902</text:p>
      <text:p text:style-name="Literal"/>
      <text:p text:style-name="Literal">1 row selected.</text:p>
      <text:p text:style-name="P3"/>
      <text:p text:style-name="P3">As seen in this part of the exercise, the "get_mgr_id_path", "get_mgr_nk_path", and "get_id" functions are part of the EMP_DML package and return the same values as the active view. <text:s/>An additional function "get_nk" will return the natural key for an EMP.ID. <text:s/>Compound natural keys, or natural keys that are made of multiple columns, are returned as a single value. <text:s/>Each column is separated by the NK_SEP constant in the UTIL package.</text:p>
      <text:p text:style-name="P3"/>
      <text:p text:style-name="P3">Two additional function are available in the EMP_DML package</text:p>
      <text:p text:style-name="P3"/>
      <text:p text:style-name="Literal">SQL&gt; </text:p>
      <text:p text:style-name="Literal">SQL&gt; select emp_dml.get_mgr_id_by_id_path('1:2:5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><text:soft-page-break/></text:p>
      <text:p text:style-name="Literal">SQL&gt; </text:p>
      <text:p text:style-name="Literal">SQL&gt; select emp_dml.get_mgr_id_by_nk_path('7839:7566:7902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P3">These functions (get_mgr_id_by_id_path and get_mgr_id_by_nk_path) will return the id for any full path in a heirarchy. <text:s/>The functions are named "mgr" because it is the manager to employee relationship that yeilds the hierarchy. <text:s/>Without the manager listed in the EMP table, there would be no hierarchy.</text:p>
      <text:p text:style-name="P3"/>
      <text:p text:style-name="P3">The EMP_DML package has insert, update, and delete procedures available</text:p>
      <text:p text:style-name="P3"/>
      <text:p text:style-name="Literal">SQL&gt; </text:p>
      <text:p text:style-name="Literal">SQL&gt; declare</text:p>
      <text:p text:style-name="Literal"><text:s text:c="2"/>2 <text:s text:c="4"/>id <text:s text:c="9"/>emp_act.id%TYPE;</text:p>
      <text:p text:style-name="Literal"><text:s text:c="2"/>3 <text:s text:c="4"/>empno <text:s text:c="6"/>emp_act.empno%TYPE <text:s text:c="7"/>:= 21;</text:p>
      <text:p text:style-name="Literal"><text:s text:c="2"/>4 <text:s text:c="4"/>ename <text:s text:c="6"/>emp_act.ename%TYPE <text:s text:c="7"/>:= 'BOGUS';</text:p>
      <text:p text:style-name="Literal"><text:s text:c="2"/>5 <text:s text:c="4"/>job <text:s text:c="8"/>emp_act.job%TYPE <text:s text:c="9"/>:= 'CLERK';</text:p>
      <text:p text:style-name="Literal"><text:s text:c="2"/>6 <text:s text:c="4"/>mgr_emp_id <text:s/>emp_act.mgr_emp_id%TYPE;</text:p>
      <text:p text:style-name="Literal"><text:s text:c="2"/>7 <text:s text:c="4"/>hiredate <text:s text:c="3"/>emp_act.hiredate%TYPE <text:s text:c="4"/>:= sysdate;</text:p>
      <text:p text:style-name="Literal"><text:s text:c="2"/>8 <text:s text:c="4"/>sal <text:s text:c="8"/>emp_act.sal%TYPE <text:s text:c="9"/>:= 1;</text:p>
      <text:p text:style-name="Literal"><text:s text:c="2"/>9 <text:s text:c="4"/>comm <text:s text:c="7"/>emp_act.comm%TYPE;</text:p>
      <text:p text:style-name="Literal"><text:s/>10 <text:s text:c="4"/>dept_id <text:s text:c="4"/>emp_act.dept_id%TYPE <text:s text:c="5"/>:= 4;</text:p>
      <text:p text:style-name="Literal"><text:s/>11 <text:s/>begin</text:p>
      <text:p text:style-name="Literal"><text:s/>12 <text:s text:c="4"/>dbms_output.enable;</text:p>
      <text:p text:style-name="Literal"><text:s/>13 <text:s text:c="4"/>dbms_output.put_line('id before emp_dml.ins is "' || id || '"');</text:p>
      <text:p text:style-name="Literal"><text:s/>14 <text:s text:c="4"/>emp_dml.ins</text:p>
      <text:p text:style-name="Literal"><text:s/>15 <text:s text:c="7"/>(n_id <text:s text:c="9"/>=&gt; id</text:p>
      <text:p text:style-name="Literal"><text:s/>16 <text:s text:c="7"/>,n_empno <text:s text:c="6"/>=&gt; empno</text:p>
      <text:p text:style-name="Literal"><text:s/>17 <text:s text:c="7"/>,n_ename <text:s text:c="6"/>=&gt; ename</text:p>
      <text:p text:style-name="Literal"><text:s/>18 <text:s text:c="7"/>,n_job <text:s text:c="8"/>=&gt; job</text:p>
      <text:p text:style-name="Literal"><text:s/>19 <text:s text:c="7"/>,n_mgr_emp_id <text:s/>=&gt; mgr_emp_id</text:p>
      <text:p text:style-name="Literal"><text:s/>20 <text:s text:c="7"/>,n_hiredate <text:s text:c="3"/>=&gt; hiredate</text:p>
      <text:p text:style-name="Literal"><text:s/>21 <text:s text:c="7"/>,n_sal <text:s text:c="8"/>=&gt; sal</text:p>
      <text:p text:style-name="Literal"><text:s/>22 <text:s text:c="7"/>,n_comm <text:s text:c="7"/>=&gt; comm</text:p>
      <text:p text:style-name="Literal"><text:s/>23 <text:s text:c="7"/>,n_dept_id <text:s text:c="4"/>=&gt; dept_id</text:p>
      <text:p text:style-name="Literal"><text:s/>24 <text:s text:c="7"/>);</text:p>
      <text:p text:style-name="Literal"><text:s/>25 <text:s text:c="4"/>dbms_output.put_line('id after emp_dml.ins is "' || id || '"');</text:p>
      <text:p text:style-name="Literal"><text:s/>26 <text:s/>end;</text:p>
      <text:p text:style-name="Literal"><text:s/>27 <text:s/>/</text:p>
      <text:p text:style-name="Literal">id before emp_dml.ins is ""</text:p>
      <text:p text:style-name="Literal">id after emp_dml.ins is "17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17 <text:s text:c="4"/>21 BOGUS <text:s text:c="11"/>CLERK <text:s text:c="4"/>13-APR-12 <text:s text:c="9"/>1 <text:s text:c="9"/>4</text:p>
      <text:p text:style-name="Literal"/>
      <text:p text:style-name="Literal">1 row selected.</text:p>
      <text:p text:style-name="P3"/>
      <text:p text:style-name="P3">Several important aspects of the DML API need to be noted, starting with the definition of the insert API from the EMP_DML package specification.</text:p>
      <text:p text:style-name="P3"/>
      <text:p text:style-name="Literal"><text:s text:c="3"/>procedure ins</text:p>
      <text:p text:style-name="Literal"><text:s text:c="6"/>(n_id <text:s/>in out <text:s/>NUMBER</text:p>
      <text:p text:style-name="Literal"><text:s text:c="6"/>,n_empno <text:s/>in out <text:s/>NUMBER</text:p>
      <text:p text:style-name="Literal"><text:s text:c="6"/>,n_ename <text:s/>in out <text:s/>VARCHAR2</text:p>
      <text:p text:style-name="Literal"><text:s text:c="6"/>,n_job <text:s/>in out <text:s/>VARCHAR2</text:p>
      <text:p text:style-name="Literal"><text:s text:c="6"/>,n_mgr_emp_id <text:s/>in out <text:s/>NUMBER</text:p>
      <text:p text:style-name="Literal"><text:s text:c="6"/>,n_mgr_id_path_in <text:s/>in <text:s/>VARCHAR2 <text:s/>default null</text:p>
      <text:p text:style-name="Literal"><text:s text:c="6"/>,n_mgr_nk_path_in <text:s/>in <text:s/>VARCHAR2 <text:s/>default null</text:p>
      <text:p text:style-name="Literal"><text:s text:c="6"/>,n_mgr_emp_nk1_in <text:s/>in <text:s/>NUMBER <text:s/>default null</text:p>
      <text:p text:style-name="Literal"><text:s text:c="6"/>,n_hiredate <text:s/>in out <text:s/>DATE</text:p>
      <text:p text:style-name="Literal"><text:soft-page-break/><text:s text:c="6"/>,n_sal <text:s/>in out <text:s/>NUMBER</text:p>
      <text:p text:style-name="Literal"><text:s text:c="6"/>,n_comm <text:s/>in out <text:s/>NUMBER</text:p>
      <text:p text:style-name="Literal"><text:s text:c="6"/>,n_dept_id <text:s/>in out <text:s/>NUMBER</text:p>
      <text:p text:style-name="Literal"><text:s text:c="6"/>,n_dept_nk1_in <text:s/>in <text:s/>NUMBER <text:s/>default null</text:p>
      <text:p text:style-name="Literal"><text:s text:c="6"/>);</text:p>
      <text:p text:style-name="P3"/>
      <text:p text:style-name="P3">Each "in out" parameter must have a buffer (variables will work) to receive data returned from the API. <text:s/>This is particulalry useful for preventing additional round-trips to the database in order to check the data that was inserted. <text:s/>For instance, a sequence was used to generate a new surrogate key for the EMP table during the insert. <text:s/>That new surrogate key was returned from the call and can be seen in the DBMS_OUTPUT '<text:span text:style-name="T1">id after emp_dml.ins is "17"'.</text:span></text:p>
      <text:p text:style-name="P3"/>
      <text:p text:style-name="Literal">SQL&gt; </text:p>
      <text:p text:style-name="Literal">SQL&gt; begin</text:p>
      <text:p text:style-name="Literal"><text:s text:c="2"/>2 <text:s text:c="4"/>dbms_output.enable;</text:p>
      <text:p text:style-name="Literal"><text:s text:c="2"/>3 <text:s text:c="4"/>glob.fold_strings := TRUE;</text:p>
      <text:p text:style-name="Literal"><text:s text:c="2"/>4 <text:s text:c="4"/>for buff in (</text:p>
      <text:p text:style-name="Literal"><text:s text:c="2"/>5 <text:s text:c="7"/>select * from emp</text:p>
      <text:p text:style-name="Literal"><text:s text:c="2"/>6 <text:s text:c="8"/>where ename = 'BOGUS' )</text:p>
      <text:p text:style-name="Literal"><text:s text:c="2"/>7 <text:s text:c="4"/>loop</text:p>
      <text:p text:style-name="Literal"><text:s text:c="2"/>8 <text:s text:c="7"/>buff.job <text:s text:c="2"/>:= 'SALESMAN';</text:p>
      <text:p text:style-name="Literal"><text:s text:c="2"/>9 <text:s text:c="7"/>buff.ename := 'Bogus';</text:p>
      <text:p text:style-name="Literal"><text:s/>10 <text:s text:c="7"/>dbms_output.put_line('buff.ename before emp_dml.up is "' ||</text:p>
      <text:p text:style-name="Literal"><text:s/>11 <text:s text:c="29"/>buff.ename || '"');</text:p>
      <text:p text:style-name="Literal"><text:s/>12 <text:s text:c="7"/>emp_dml.upd</text:p>
      <text:p text:style-name="Literal"><text:s/>13 <text:s text:c="10"/>(o_id_in <text:s text:c="6"/>=&gt; buff.id</text:p>
      <text:p text:style-name="Literal"><text:s/>14 <text:s text:c="10"/>,n_empno <text:s text:c="6"/>=&gt; buff.empno</text:p>
      <text:p text:style-name="Literal"><text:s/>15 <text:s text:c="10"/>,n_ename <text:s text:c="6"/>=&gt; buff.ename</text:p>
      <text:p text:style-name="Literal"><text:s/>16 <text:s text:c="10"/>,n_job <text:s text:c="8"/>=&gt; buff.job</text:p>
      <text:p text:style-name="Literal"><text:s/>17 <text:s text:c="10"/>,n_mgr_emp_id <text:s/>=&gt; buff.mgr_emp_id</text:p>
      <text:p text:style-name="Literal"><text:s/>18 <text:s text:c="10"/>,n_hiredate <text:s text:c="3"/>=&gt; buff.hiredate</text:p>
      <text:p text:style-name="Literal"><text:s/>19 <text:s text:c="10"/>,n_sal <text:s text:c="8"/>=&gt; buff.sal</text:p>
      <text:p text:style-name="Literal"><text:s/>20 <text:s text:c="10"/>,n_comm <text:s text:c="7"/>=&gt; buff.comm</text:p>
      <text:p text:style-name="Literal"><text:s/>21 <text:s text:c="10"/>,n_dept_id <text:s text:c="4"/>=&gt; buff.dept_id</text:p>
      <text:p text:style-name="Literal"><text:s/>22 <text:s text:c="10"/>);</text:p>
      <text:p text:style-name="Literal"><text:s/>23 <text:s text:c="7"/>dbms_output.put_line('buff.ename after emp_dml.up is "' ||</text:p>
      <text:p text:style-name="Literal"><text:s/>24 <text:s text:c="29"/>buff.ename || '"');</text:p>
      <text:p text:style-name="Literal"><text:s/>25 <text:s text:c="4"/>end loop;</text:p>
      <text:p text:style-name="Literal"><text:s/>26 <text:s/>end;</text:p>
      <text:p text:style-name="Literal"><text:s/>27 <text:s/>/</text:p>
      <text:p text:style-name="Literal">buff.ename before emp_dml.up is "Bogus"</text:p>
      <text:p text:style-name="Literal">buff.ename after emp_dml.up is "BOGUS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17 <text:s text:c="4"/>21 BOGUS <text:s text:c="11"/>SALESMAN <text:s/>13-APR-12 <text:s text:c="9"/>1 <text:s text:c="9"/>4</text:p>
      <text:p text:style-name="Literal"/>
      <text:p text:style-name="Literal">1 row selected.</text:p>
      <text:p text:style-name="P3"/>
      <text:p text:style-name="P3">In this example, the update API is used to change the job for the new employee. <text:s/>Notice that the GLOB.FOLD_STRINGS is set to TRUE (See exercise #7) and the correct ename was returned from the update API. <text:s/>These APIs will work with the natural keys as well.</text:p>
      <text:p text:style-name="P3"/>
      <text:p text:style-name="Literal">SQL&gt; </text:p>
      <text:p text:style-name="Literal">SQL&gt; declare</text:p>
      <text:p text:style-name="Literal"><text:s text:c="2"/>2 <text:s text:c="4"/>rec <text:s/>emp%ROWTYPE;</text:p>
      <text:p text:style-name="Literal"><text:s text:c="2"/>3 <text:s/>begin</text:p>
      <text:p text:style-name="Literal"><text:s text:c="2"/>4 <text:s text:c="4"/>dbms_output.enable;</text:p>
      <text:p text:style-name="Literal"><text:s text:c="2"/>5 <text:s text:c="4"/>rec.id <text:s text:c="11"/>:= null;</text:p>
      <text:p text:style-name="Literal"><text:s text:c="2"/>6 <text:s text:c="4"/>rec.empno <text:s text:c="8"/>:= 22;</text:p>
      <text:p text:style-name="Literal"><text:s text:c="2"/>7 <text:s text:c="4"/>rec.ename <text:s text:c="8"/>:= 'BOGUS';</text:p>
      <text:p text:style-name="Literal"><text:s text:c="2"/>8 <text:s text:c="4"/>rec.job <text:s text:c="10"/>:= 'CLERK';</text:p>
      <text:p text:style-name="Literal"><text:s text:c="2"/>9 <text:s text:c="4"/>rec.mgr_emp_id <text:s text:c="3"/>:= null;</text:p>
      <text:p text:style-name="Literal"><text:s/>10 <text:s text:c="4"/>rec.hiredate <text:s text:c="5"/>:= sysdate;</text:p>
      <text:p text:style-name="Literal"><text:s/>11 <text:s text:c="4"/>rec.sal <text:s text:c="10"/>:= 1;</text:p>
      <text:p text:style-name="Literal"><text:s/>12 <text:s text:c="4"/>rec.comm <text:s text:c="9"/>:= null;</text:p>
      <text:p text:style-name="Literal"><text:s/>13 <text:s text:c="4"/>rec.dept_id <text:s text:c="6"/>:= null;</text:p>
      <text:p text:style-name="Literal"><text:s/>14 <text:s text:c="4"/>dbms_output.put_line('rec.mgr_emp_id before emp_dml.ins is "' ||</text:p>
      <text:p text:style-name="Literal"><text:soft-page-break/><text:s/>15 <text:s text:c="26"/>rec.mgr_emp_id || '"');</text:p>
      <text:p text:style-name="Literal"><text:s/>16 <text:s text:c="4"/>dbms_output.put_line('rec.dept_id before emp_dml.ins is "' ||</text:p>
      <text:p text:style-name="Literal"><text:s/>17 <text:s text:c="26"/>rec.dept_id || '"');</text:p>
      <text:p text:style-name="Literal"><text:s/>18 <text:s text:c="4"/>emp_dml.ins</text:p>
      <text:p text:style-name="Literal"><text:s/>19 <text:s text:c="7"/>(n_id <text:s text:c="13"/>=&gt; rec.id</text:p>
      <text:p text:style-name="Literal"><text:s/>20 <text:s text:c="7"/>,n_empno <text:s text:c="10"/>=&gt; rec.empno</text:p>
      <text:p text:style-name="Literal"><text:s/>21 <text:s text:c="7"/>,n_ename <text:s text:c="10"/>=&gt; rec.ename</text:p>
      <text:p text:style-name="Literal"><text:s/>22 <text:s text:c="7"/>,n_job <text:s text:c="12"/>=&gt; rec.job</text:p>
      <text:p text:style-name="Literal"><text:s/>23 <text:s text:c="7"/>,n_mgr_emp_id <text:s text:c="5"/>=&gt; rec.mgr_emp_id</text:p>
      <text:p text:style-name="Literal"><text:s/>24 <text:s text:c="7"/>,n_mgr_nk_path_in <text:s/>=&gt; '7839:7566:7902'</text:p>
      <text:p text:style-name="Literal"><text:s/>25 <text:s text:c="7"/>,n_hiredate <text:s text:c="7"/>=&gt; rec.hiredate</text:p>
      <text:p text:style-name="Literal"><text:s/>26 <text:s text:c="7"/>,n_sal <text:s text:c="12"/>=&gt; rec.sal</text:p>
      <text:p text:style-name="Literal"><text:s/>27 <text:s text:c="7"/>,n_comm <text:s text:c="11"/>=&gt; rec.comm</text:p>
      <text:p text:style-name="Literal"><text:s/>28 <text:s text:c="7"/>,n_dept_id <text:s text:c="8"/>=&gt; rec.dept_id</text:p>
      <text:p text:style-name="Literal"><text:s/>29 <text:s text:c="7"/>,n_dept_nk1_in <text:s text:c="4"/>=&gt; 40</text:p>
      <text:p text:style-name="Literal"><text:s/>30 <text:s text:c="7"/>);</text:p>
      <text:p text:style-name="Literal"><text:s/>31 <text:s text:c="4"/>dbms_output.put_line('rec.mgr_emp_id after emp_dml.ins is "' ||</text:p>
      <text:p text:style-name="Literal"><text:s/>32 <text:s text:c="26"/>rec.mgr_emp_id || '"');</text:p>
      <text:p text:style-name="Literal"><text:s/>33 <text:s text:c="4"/>dbms_output.put_line('rec.dept_id after emp_dml.ins is "' ||</text:p>
      <text:p text:style-name="Literal"><text:s/>34 <text:s text:c="26"/>rec.dept_id || '"');</text:p>
      <text:p text:style-name="Literal"><text:s/>35 <text:s/>end;</text:p>
      <text:p text:style-name="Literal"><text:s/>36 <text:s/>/</text:p>
      <text:p text:style-name="Literal">rec.mgr_emp_id before emp_dml.ins is ""</text:p>
      <text:p text:style-name="Literal">rec.dept_id before emp_dml.ins is ""</text:p>
      <text:p text:style-name="Literal">rec.mgr_emp_id after emp_dml.ins is "5"</text:p>
      <text:p text:style-name="Literal">rec.dept_id after emp_dml.ins is "4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P3"/>
      <text:p text:style-name="Standard">In the above example, another BOGUS employee is created in the EMP table. <text:s/>In this case, the DEPTNO natural key of 40 was used to identify the OPERATIONS department for this employee. <text:s/>Notice that the DEPT_ID surrogate foreign key was returned by the insert API. <text:s/>"Full path" values can also be used to identify a foreign key record.</text:p>
      <text:p text:style-name="Standard"/>
      <text:p text:style-name="Literal">SQL&gt; </text:p>
      <text:p text:style-name="Literal">SQL&gt; declare</text:p>
      <text:p text:style-name="Literal"><text:s text:c="2"/>2 <text:s text:c="4"/>type empcurtype is ref cursor return emp%ROWTYPE;</text:p>
      <text:p text:style-name="Literal"><text:s text:c="2"/>3 <text:s text:c="4"/>c1 <text:s text:c="2"/>empcurtype;</text:p>
      <text:p text:style-name="Literal"><text:s text:c="2"/>4 <text:s text:c="4"/>buff emp%rowtype;</text:p>
      <text:p text:style-name="Literal"><text:s text:c="2"/>5 <text:s/>begin</text:p>
      <text:p text:style-name="Literal"><text:s text:c="2"/>6 <text:s text:c="4"/>dbms_output.enable;</text:p>
      <text:p text:style-name="Literal"><text:s text:c="2"/>7 <text:s text:c="4"/>glob.fold_strings := TRUE;</text:p>
      <text:p text:style-name="Literal"><text:s text:c="2"/>8 <text:s text:c="4"/>open c1 for</text:p>
      <text:p text:style-name="Literal"><text:s text:c="2"/>9 <text:s text:c="7"/>select * from emp</text:p>
      <text:p text:style-name="Literal"><text:s/>10 <text:s text:c="8"/>where empno = 21;</text:p>
      <text:p text:style-name="Literal"><text:s/>11 <text:s text:c="4"/>fetch c1 into buff;</text:p>
      <text:p text:style-name="Literal"><text:s/>12 <text:s text:c="4"/>close c1;</text:p>
      <text:p text:style-name="Literal"><text:s/>13 <text:s text:c="4"/>dbms_output.put_line('buff.mgr_emp_id after emp_dml.ins is "' ||</text:p>
      <text:p text:style-name="Literal"><text:s/>14 <text:s text:c="26"/>buff.mgr_emp_id || '"');</text:p>
      <text:p text:style-name="Literal"><text:s/>15 <text:s text:c="4"/>emp_dml.upd</text:p>
      <text:p text:style-name="Literal"><text:s/>16 <text:s text:c="7"/>(o_id_in <text:s text:c="12"/>=&gt; buff.id</text:p>
      <text:p text:style-name="Literal"><text:s/>17 <text:s text:c="7"/>,n_empno <text:s text:c="12"/>=&gt; buff.empno</text:p>
      <text:p text:style-name="Literal"><text:s/>18 <text:s text:c="7"/>,n_ename <text:s text:c="12"/>=&gt; buff.ename</text:p>
      <text:p text:style-name="Literal"><text:s/>19 <text:s text:c="7"/>,n_job <text:s text:c="14"/>=&gt; buff.job</text:p>
      <text:p text:style-name="Literal"><text:s/>20 <text:s text:c="7"/>,n_mgr_emp_id <text:s text:c="7"/>=&gt; buff.mgr_emp_id</text:p>
      <text:p text:style-name="Literal"><text:s/>21 <text:s text:c="7"/>,n_mgr_nk_path_in <text:s text:c="3"/>=&gt; '7839:7566:7902'</text:p>
      <text:p text:style-name="Literal"><text:s/>22 <text:s text:c="7"/>,n_hiredate <text:s text:c="9"/>=&gt; buff.hiredate</text:p>
      <text:p text:style-name="Literal"><text:s/>23 <text:s text:c="7"/>,n_sal <text:s text:c="14"/>=&gt; buff.sal</text:p>
      <text:p text:style-name="Literal"><text:s/>24 <text:s text:c="7"/>,n_comm <text:s text:c="13"/>=&gt; buff.comm</text:p>
      <text:p text:style-name="Literal"><text:s/>25 <text:s text:c="7"/>,n_dept_id <text:s text:c="10"/>=&gt; buff.dept_id</text:p>
      <text:p text:style-name="Literal"><text:s/>26 <text:s text:c="7"/>,nkdata_provided_in <text:s/>=&gt; 'T'</text:p>
      <text:p text:style-name="Literal"><text:s/>27 <text:s text:c="7"/>);</text:p>
      <text:p text:style-name="Literal"><text:s/>28 <text:s text:c="4"/>dbms_output.put_line('buff.mgr_emp_id after emp_dml.ins is "' ||</text:p>
      <text:p text:style-name="Literal"><text:s/>29 <text:s text:c="26"/>buff.mgr_emp_id || '"');</text:p>
      <text:p text:style-name="Literal"><text:s/>30 <text:s/>end;</text:p>
      <text:p text:style-name="Literal"><text:s/>31 <text:s/>/</text:p>
      <text:p text:style-name="Literal"><text:soft-page-break/>buff.mgr_emp_id after emp_dml.ins is ""</text:p>
      <text:p text:style-name="Literal">buff.mgr_emp_id after emp_dml.ins is "5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7"/>7902 <text:s text:c="8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Standard"/>
      <text:p text:style-name="Standard">In the above example, the natural key full path value was used to identify the MANAGER. <text:s/>The surrogate key for MGR_EMP_ID was returned by the update API. <text:s/>Notice that the "NKDATA_PROVIDED_IN" parameter was used to signal the update API that natural keys were being used. <text:s/>In this example, when NKDATA_PROVIDED_IN is set to T (any string starting with a t or y), MGR_EMP_IS is determined using value changes in the following order:</text:p>
      <text:p text:style-name="Standard"/>
      <text:list xml:id="list39706792" text:style-name="L2">
        <text:list-item>
          <text:p text:style-name="P5">MGR_EMP_ID</text:p>
        </text:list-item>
        <text:list-item>
          <text:p text:style-name="P5">MGR_EMP_ID_PATH</text:p>
        </text:list-item>
        <text:list-item>
          <text:p text:style-name="P5">MGR_EMP_NK_PATH</text:p>
        </text:list-item>
        <text:list-item>
          <text:p text:style-name="P5">MGR_EMP_NK1</text:p>
        </text:list-item>
      </text:list>
      <text:p text:style-name="Standard"/>
      <text:p text:style-name="Standard">In the example above, there was no change to MGR_EMP_ID, or MGR_EMP_ID_PATH (both were null and unchanged). <text:s/>When the change was found in NK_EMP_NK_PATH, the new value for MGR_EMP_ID was determined from it. <text:s/>Also, if NKDATA_PROVIDED_IN is not set to T (any string starting with a t or y), any values in the natrual key fields N_MGR_EMP_ID_PATH_IN, N_MGR_EMP_NK_PATH_IN, N_MGR_EMP_NK1_IN, and N_DEPT_NK1_IN field would have been ignored.</text:p>
      <text:p text:style-name="Standard"/>
      <text:h text:style-name="Heading_20_1" text:outline-level="1">Exercise #9: Custom Check Constraints</text:h>
      <text:h text:style-name="Heading_20_3" text:outline-level="3">Command Line:</text:h>
      <text:p text:style-name="Literal">sqlplus /nolog @e9</text:p>
      <text:p text:style-name="Standard"/>
      <text:p text:style-name="P2">Exercise #9 does not modify the database. <text:s/>This exercise can be repeated without problem.</text:p>
      <text:p text:style-name="P2"/>
      <text:p text:style-name="Standard">During the setup of DTGen for this application, a custom check constraint was configured on the EMP table in DTGen. <text:s/>Below is a login and query of the DTGen configuration for that check constraint.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SEQ <text:s text:c="16"/>Sequence number of this check constraint</text:p>
      <text:p text:style-name="Literal">TEXT <text:s text:c="15"/>Execution (PL/SQL) text for this check constraint</text:p>
      <text:p text:style-name="Literal">DESCRIPTION <text:s text:c="8"/>Description of this check constraint</text:p>
      <text:p text:style-name="Literal"/>
      <text:p text:style-name="Literal">TABLES_NK2 SEQ TEXT <text:s text:c="28"/>DESCRIPTION</text:p>
      <text:p text:style-name="Literal">---------- --- -------------------------------- --------------------------------</text:p>
      <text:p text:style-name="Literal">EMP <text:s text:c="8"/>10 (comm is null) or (comm is not <text:s text:c="2"/>Only SALESMAN can be on</text:p>
      <text:p text:style-name="Literal"><text:s text:c="15"/>null and job = 'SALESMAN') <text:s text:c="6"/>commission</text:p>
      <text:p text:style-name="Standard"/>
      <text:p text:style-name="Standard"><text:soft-page-break/>From the description above, an error should be generated, if a COMM is given to SMITH, who is a CLERK.</text:p>
      <text:p text:style-name="Standard"/>
      <text:p text:style-name="Literal">Login to dtgen_db_demo</text:p>
      <text:p text:style-name="Literal">Connected.</text:p>
      <text:p text:style-name="Literal"/>
      <text:p text:style-name="Literal">glob.db_constraints := TRUE;</text:p>
      <text:p text:style-name="Literal"/>
      <text:p text:style-name="Literal">SQL&gt; </text:p>
      <text:p text:style-name="Literal">SQL&gt; select empno, ename, job, mgr_emp_nk1, sal, comm, dept_nk1</text:p>
      <text:p text:style-name="Literal"><text:s text:c="2"/>2 <text:s text:c="3"/>from emp_act where ename = 'SMITH';</text:p>
      <text:p text:style-name="Literal"/>
      <text:p text:style-name="Literal"><text:s text:c="5"/>EMPNO ENAME <text:s text:c="11"/>JOB <text:s text:c="6"/>MGR_EMP_NK1 <text:s text:c="3"/>SAL <text:s text:c="2"/>COMM <text:s text:c="2"/>DEPT_NK1</text:p>
      <text:p text:style-name="Literal">---------- ---------------- --------- ----------- ------ ------ ----------</text:p>
      <text:p text:style-name="Literal"><text:s text:c="6"/>7369 SMITH <text:s text:c="11"/>CLERK <text:s text:c="11"/>7902 <text:s text:c="3"/>800 <text:s text:c="15"/>20</text:p>
      <text:p text:style-name="Literal"/>
      <text:p text:style-name="Literal">1 row selected.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</text:p>
      <text:p text:style-name="Literal">on commission</text:p>
      <text:p text:style-name="Literal">ORA-06512: at "DTGEN_DB_DEMO.EMP_TAB", line 82</text:p>
      <text:p text:style-name="Literal">ORA-06512: at "DTGEN_DB_DEMO.EMP_TAB", line 165</text:p>
      <text:p text:style-name="Literal">ORA-06512: at "DTGEN_DB_DEMO.EMP_BU", line 10</text:p>
      <text:p text:style-name="Literal">ORA-04088: error during execution of trigger 'DTGEN_DB_DEMO.EMP_BU'</text:p>
      <text:p text:style-name="Literal">ORA-06512: at "DTGEN_DB_DEMO.EMP_VIEW", line 21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In the above example, the connection was changed from DTGen the application. <text:s text:c="2"/>DB_CONSTRAINTS was changed to TRUE from the default of FALSE. <text:s/>The query confirms that SMTIH is a CLERK and currently has no COMM. <text:s/>The update statement fails with an ORA-20006 and a large stack trace. <text:s/>While this is the expected behavior, it should be noted that the ORA-20006 error text is in fairly plain language. <text:s/>Also, note the stack trace:</text:p>
      <text:p text:style-name="Standard"/>
      <text:list xml:id="list41663598" text:style-name="L3">
        <text:list-item>
          <text:p text:style-name="P7">The EMP_ACT before update view trigger called</text:p>
        </text:list-item>
        <text:list-item>
          <text:p text:style-name="P7">the EMP_VIEW pachage, which ran</text:p>
        </text:list-item>
        <text:list-item>
          <text:p text:style-name="P7">an EMP table update, which ran</text:p>
        </text:list-item>
        <text:list-item>
          <text:p text:style-name="P7">the EMP before update table trigger, which called</text:p>
        </text:list-item>
        <text:list-item>
          <text:p text:style-name="P7">the EMP_TAB package.</text:p>
        </text:list-item>
      </text:list>
      <text:p text:style-name="Standard"/>
      <text:p text:style-name="Standard">Contrast that stack trace to the next example.</text:p>
      <text:p text:style-name="Standard"/>
      <text:p text:style-name="Literal">glob.db_constraints := FALSE;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</text:p>
      <text:p text:style-name="Literal">on commission</text:p>
      <text:p text:style-name="Literal">ORA-06512: at "DTGEN_DB_DEMO.EMP_TAB", line 82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above example produced the same error, but with a much smaller stack trace.</text:p>
      <text:p text:style-name="Standard"/>
      <text:list xml:id="list42333412" text:continue-list="list41663598" text:style-name="L3">
        <text:list-item text:start-value="1">
          <text:p text:style-name="P7"><text:soft-page-break/>The EMP_ACT before update view trigger called</text:p>
        </text:list-item>
        <text:list-item>
          <text:p text:style-name="P7">the EMP_VIEW pachage, which ran</text:p>
        </text:list-item>
        <text:list-item>
          <text:p text:style-name="P7">the EMP_TAB package.</text:p>
        </text:list-item>
      </text:list>
      <text:p text:style-name="Standard"/>
      <text:p text:style-name="Standard">The default value of FALSE for DB_CONSTRAINTS executes less code, especially if the table triggers and table constraints have been disabled. <text:s/>A possible downside is that this integrity error would have been missed if the same update statement was run against the EMP table instead of the EMP_ACT view.</text:p>
      <text:p text:style-name="Standard"/>
      <text:p text:style-name="Literal">SQL&gt; </text:p>
      <text:p text:style-name="Literal">SQL&gt; update emp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</text:p>
      <text:p text:style-name="Literal">*</text:p>
      <text:p text:style-name="Literal">ERROR at line 1:</text:p>
      <text:p text:style-name="Literal">ORA-02290: check constraint (DTGEN_DB_DEMO.EMP_CK10) violated</text:p>
      <text:p text:style-name="Standard"/>
      <text:p text:style-name="Standard">By using the EMP_TAB package to run the check constraints, an easier to understand error message can be produced. <text:s/>Also, care must be taken to ensure table inserts do not occur if DB_CONSTRAINTS is set to the defaul value of FALSE, and table triggers/constraints have been removed for efficienc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43M8S</meta:editing-duration>
    <meta:editing-cycles>86</meta:editing-cycles>
    <meta:generator>OpenOffice.org/3.3$Win32 OpenOffice.org_project/330m20$Build-9567</meta:generator>
    <dc:date>2012-04-13T22:18:24.86</dc:date>
    <dc:creator>Duane Dieterich</dc:creator>
    <meta:document-statistic meta:table-count="0" meta:image-count="0" meta:object-count="0" meta:page-count="16" meta:paragraph-count="677" meta:word-count="5108" meta:character-count="37994"/>
    <meta:user-defined meta:name="Info 1"/>
    <meta:user-defined meta:name="Info 2"/>
    <meta:user-defined meta:name="Info 3"/>
    <meta:user-defined meta:name="Info 4"/>
  </office:meta>
</office:document-meta>
</file>